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ANode.setDestination( String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Node.setTransform( AffineTransform 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Node.PDFA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DFANode.paint( Graphics2D g2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53">
            <text:p text:style-name="Table_20_Contents">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